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98106" officeooo:paragraph-rsid="00198106"/>
    </style:style>
    <style:style style:name="P2" style:family="paragraph" style:parent-style-name="Text_20_body">
      <style:text-properties officeooo:rsid="0027b575" officeooo:paragraph-rsid="0027b575"/>
    </style:style>
    <style:style style:name="P3" style:family="paragraph" style:parent-style-name="Title">
      <style:text-properties officeooo:rsid="00198106" officeooo:paragraph-rsid="00198106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>
      <style:text-properties officeooo:rsid="00260a23" officeooo:paragraph-rsid="00260a23"/>
    </style:style>
    <style:style style:name="P7" style:family="paragraph" style:parent-style-name="Text_20_body" style:list-style-name="L1">
      <style:text-properties officeooo:rsid="001b9c1c" officeooo:paragraph-rsid="001f7146"/>
    </style:style>
    <style:style style:name="P8" style:family="paragraph" style:parent-style-name="Text_20_body" style:list-style-name="L1">
      <style:text-properties officeooo:rsid="001a92a6" officeooo:paragraph-rsid="001a92a6"/>
    </style:style>
    <style:style style:name="P9" style:family="paragraph" style:parent-style-name="Text_20_body" style:list-style-name="L2">
      <style:text-properties officeooo:rsid="0022230b" officeooo:paragraph-rsid="0022230b"/>
    </style:style>
    <style:style style:name="P10" style:family="paragraph" style:parent-style-name="Text_20_body" style:list-style-name="L2">
      <style:text-properties officeooo:rsid="003a86cd" officeooo:paragraph-rsid="003a86cd"/>
    </style:style>
    <style:style style:name="P11" style:family="paragraph" style:parent-style-name="Text_20_body" style:list-style-name="L3">
      <style:text-properties officeooo:rsid="00206476" officeooo:paragraph-rsid="00206476"/>
    </style:style>
    <style:style style:name="P12" style:family="paragraph" style:parent-style-name="Text_20_body" style:list-style-name="L4">
      <style:text-properties officeooo:rsid="00206476" officeooo:paragraph-rsid="00206476"/>
    </style:style>
    <style:style style:name="P13" style:family="paragraph" style:parent-style-name="Text_20_body" style:list-style-name="L4">
      <style:text-properties officeooo:rsid="00233b25" officeooo:paragraph-rsid="00233b25"/>
    </style:style>
    <style:style style:name="P14" style:family="paragraph" style:parent-style-name="Text_20_body" style:list-style-name="L5">
      <style:text-properties officeooo:rsid="002bb6e2" officeooo:paragraph-rsid="002bb6e2"/>
    </style:style>
    <style:style style:name="P15" style:family="paragraph" style:parent-style-name="Text_20_body" style:list-style-name="L5">
      <style:text-properties officeooo:rsid="002d569e" officeooo:paragraph-rsid="002d569e"/>
    </style:style>
    <style:style style:name="P16" style:family="paragraph" style:parent-style-name="Text_20_body" style:list-style-name="L5">
      <style:text-properties officeooo:rsid="00289f2b" officeooo:paragraph-rsid="00289f2b"/>
    </style:style>
    <style:style style:name="P17" style:family="paragraph" style:parent-style-name="Text_20_body" style:list-style-name="L6">
      <style:text-properties officeooo:rsid="002dcb7c" officeooo:paragraph-rsid="002dcb7c"/>
    </style:style>
    <style:style style:name="P18" style:family="paragraph" style:parent-style-name="Text_20_body" style:list-style-name="L6">
      <style:text-properties officeooo:rsid="00363c8d" officeooo:paragraph-rsid="00363c8d"/>
    </style:style>
    <style:style style:name="P19" style:family="paragraph" style:parent-style-name="Text_20_body" style:list-style-name="L6">
      <style:text-properties officeooo:rsid="002fe3f7" officeooo:paragraph-rsid="002fe3f7"/>
    </style:style>
    <style:style style:name="P20" style:family="paragraph" style:parent-style-name="Text_20_body" style:list-style-name="L6">
      <style:text-properties officeooo:rsid="00327a2d" officeooo:paragraph-rsid="00327a2d"/>
    </style:style>
    <style:style style:name="P21" style:family="paragraph" style:parent-style-name="Heading_20_1">
      <style:text-properties officeooo:rsid="00198106" officeooo:paragraph-rsid="00198106"/>
    </style:style>
    <style:style style:name="P22" style:family="paragraph" style:parent-style-name="Heading_20_1">
      <style:text-properties officeooo:rsid="001f7146" officeooo:paragraph-rsid="001f7146"/>
    </style:style>
    <style:style style:name="P23" style:family="paragraph" style:parent-style-name="Heading_20_1">
      <style:text-properties officeooo:rsid="001e2729" officeooo:paragraph-rsid="001e2729"/>
    </style:style>
    <style:style style:name="P24" style:family="paragraph" style:parent-style-name="Heading_20_2">
      <style:text-properties officeooo:rsid="0027b575" officeooo:paragraph-rsid="0027b575"/>
    </style:style>
    <style:style style:name="T1" style:family="text">
      <style:text-properties officeooo:rsid="00252c68"/>
    </style:style>
    <style:style style:name="T2" style:family="text">
      <style:text-properties officeooo:rsid="0027b575"/>
    </style:style>
    <style:style style:name="T3" style:family="text">
      <style:text-properties officeooo:rsid="002a7208"/>
    </style:style>
    <style:style style:name="T4" style:family="text">
      <style:text-properties officeooo:rsid="002f3400"/>
    </style:style>
    <style:style style:name="T5" style:family="text">
      <style:text-properties officeooo:rsid="00313d0a"/>
    </style:style>
    <style:style style:name="T6" style:family="text">
      <style:text-properties officeooo:rsid="0032f3dd"/>
    </style:style>
    <style:style style:name="T7" style:family="text">
      <style:text-properties officeooo:rsid="00382403"/>
    </style:style>
    <style:style style:name="T8" style:family="text">
      <style:text-properties officeooo:rsid="0039d99e"/>
    </style:style>
    <style:style style:name="T9" style:family="text">
      <style:text-properties officeooo:rsid="003cf85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LSDE Requisites</text:p>
      <text:table-of-content text:style-name="Sect1" text:protected="true" text:name="Sumario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ts</text:p>
          </text:index-title>
          <text:p text:style-name="P4"><text:a xlink:type="simple" xlink:href="#__RefHeading___Toc107_958998594" text:style-name="Index_20_Link" text:visited-style-name="Index_20_Link">General requisites<text:tab/>1</text:a></text:p>
          <text:p text:style-name="P4"><text:a xlink:type="simple" xlink:href="#__RefHeading___Toc955_958998594" text:style-name="Index_20_Link" text:visited-style-name="Index_20_Link">Project management<text:tab/>1</text:a></text:p>
          <text:p text:style-name="P4"><text:a xlink:type="simple" xlink:href="#__RefHeading___Toc957_958998594" text:style-name="Index_20_Link" text:visited-style-name="Index_20_Link">Syntax highligting<text:tab/>1</text:a></text:p>
          <text:p text:style-name="P4"><text:a xlink:type="simple" xlink:href="#__RefHeading___Toc953_958998594" text:style-name="Index_20_Link" text:visited-style-name="Index_20_Link">Scripting<text:tab/>1</text:a></text:p>
          <text:p text:style-name="P5"><text:a xlink:type="simple" xlink:href="#__RefHeading___Toc959_958998594" text:style-name="Index_20_Link" text:visited-style-name="Index_20_Link">Hooks/events<text:tab/>1</text:a></text:p>
          <text:p text:style-name="P5"><text:a xlink:type="simple" xlink:href="#__RefHeading___Toc961_958998594" text:style-name="Index_20_Link" text:visited-style-name="Index_20_Link">Scripting libraries<text:tab/>2</text:a></text:p>
        </text:index-body>
      </text:table-of-content>
      <text:h text:style-name="P21" text:outline-level="1"><text:bookmark-start text:name="__RefHeading___Toc107_958998594"/>General requisites<text:bookmark-end text:name="__RefHeading___Toc107_958998594"/></text:h>
      <text:p text:style-name="P1">A simple scriptable development environment.</text:p>
      <text:list xml:id="list116812110" text:style-name="L1">
        <text:list-item>
          <text:p text:style-name="P6">KISS and YAGNI.</text:p>
        </text:list-item>
        <text:list-item>
          <text:p text:style-name="P7">Simple project management.</text:p>
        </text:list-item>
        <text:list-item>
          <text:p text:style-name="P7">Syntax highligting for any language (i.e. configurable).</text:p>
        </text:list-item>
        <text:list-item>
          <text:p text:style-name="P8">Scriptable to automatize common tasks and <text:span text:style-name="T7">define</text:span> function<text:span text:style-name="T7">ality</text:span>.</text:p>
        </text:list-item>
      </text:list>
      <text:h text:style-name="P22" text:outline-level="1"><text:bookmark-start text:name="__RefHeading___Toc955_958998594"/>Project management<text:bookmark-end text:name="__RefHeading___Toc955_958998594"/></text:h>
      <text:list xml:id="list559143173" text:style-name="L2">
        <text:list-item>
          <text:p text:style-name="P9"><text:span text:style-name="T9">S</text:span>imple file management inside the application <text:span text:style-name="T1">(add, remove, move, rename)</text:span>.</text:p>
        </text:list-item>
        <text:list-item>
          <text:p text:style-name="P10">“per-project” scripting.</text:p>
        </text:list-item>
        <text:list-item>
          <text:p text:style-name="P10">“per-project” configuration.</text:p>
        </text:list-item>
      </text:list>
      <text:h text:style-name="P22" text:outline-level="1"><text:bookmark-start text:name="__RefHeading___Toc957_958998594"/>Syntax highligting<text:bookmark-end text:name="__RefHeading___Toc957_958998594"/></text:h>
      <text:list xml:id="list3085963680" text:style-name="L3">
        <text:list-item>
          <text:p text:style-name="P11">System to add languages.</text:p>
        </text:list-item>
        <text:list-item>
          <text:p text:style-name="P11">Auto-complete.</text:p>
        </text:list-item>
      </text:list>
      <text:h text:style-name="P23" text:outline-level="1"><text:bookmark-start text:name="__RefHeading___Toc953_958998594"/>Scripting<text:bookmark-end text:name="__RefHeading___Toc953_958998594"/></text:h>
      <text:list xml:id="list3571891327" text:style-name="L4">
        <text:list-item>
          <text:p text:style-name="P12">Response to keystrokes (accelerators, commands...).</text:p>
        </text:list-item>
        <text:list-item>
          <text:p text:style-name="P13">Add/modify menu <text:span text:style-name="T2">actions</text:span>.</text:p>
        </text:list-item>
      </text:list>
      <text:h text:style-name="P24" text:outline-level="2"><text:bookmark-start text:name="__RefHeading___Toc959_958998594"/>Hooks/events<text:bookmark-end text:name="__RefHeading___Toc959_958998594"/></text:h>
      <text:p text:style-name="P2">There should be some events or actio<text:span text:style-name="T3">n</text:span>s (beside key and menu) th<text:span text:style-name="T3">a</text:span>t trigger scripts.</text:p>
      <text:list xml:id="list162228277" text:style-name="L5">
        <text:list-item>
          <text:p text:style-name="P14">App initialization.</text:p>
        </text:list-item>
        <text:list-item>
          <text:p text:style-name="P15">Before/after open/create a project.</text:p>
        </text:list-item>
        <text:list-item>
          <text:p text:style-name="P15">Before/after close a project.</text:p>
        </text:list-item>
        <text:list-item>
          <text:p text:style-name="P16"><text:soft-page-break/>Before/after load a file.</text:p>
        </text:list-item>
        <text:list-item>
          <text:p text:style-name="P16">Before/after save a file.</text:p>
        </text:list-item>
      </text:list>
      <text:h text:style-name="Heading_20_2" text:outline-level="2"><text:bookmark-start text:name="__RefHeading___Toc961_958998594"/>Scripting libraries<text:bookmark-end text:name="__RefHeading___Toc961_958998594"/></text:h>
      <text:list xml:id="list1480652372" text:style-name="L6">
        <text:list-item>
          <text:p text:style-name="P17"><text:span text:style-name="T4">Source e</text:span>dition: Select, copy, paste, search, write, delete.</text:p>
        </text:list-item>
        <text:list-item>
          <text:p text:style-name="P18">Text: <text:s/>toUpper, toLower, compare.</text:p>
        </text:list-item>
        <text:list-item>
          <text:p text:style-name="P19">System: Execute external program (i.e: compiler), <text:span text:style-name="T5">search files, get file names, get file date.</text:span></text:p>
        </text:list-item>
        <text:list-item>
          <text:p text:style-name="P20">GUI: <text:s/>Message box, prom<text:span text:style-name="T6">p</text:span>t box, <text:span text:style-name="T8">question box, status bar (get/change content)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38:19.174735418</meta:creation-date>
    <meta:generator>LibreOffice/6.0.7.3$Linux_X86_64 LibreOffice_project/00m0$Build-3</meta:generator>
    <dc:date>2019-05-23T10:47:20.071916239</dc:date>
    <meta:editing-duration>PT47M10S</meta:editing-duration>
    <meta:editing-cycles>32</meta:editing-cycles>
    <meta:document-statistic meta:table-count="0" meta:image-count="0" meta:object-count="0" meta:page-count="2" meta:paragraph-count="36" meta:word-count="171" meta:character-count="1165" meta:non-whitespace-character-count="1048"/>
  </office:meta>
</office:document-meta>
</file>